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79b53" officeooo:paragraph-rsid="000b98d8"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d1359" officeooo:paragraph-rsid="000b98d8"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officeooo:rsid="0004079a" officeooo:paragraph-rsid="000b98d8" style:font-size-asian="10.5pt" style:font-size-complex="12pt"/>
    </style:style>
    <style:style style:name="P4" style:family="paragraph" style:parent-style-name="Standard">
      <style:paragraph-properties fo:text-align="center" style:justify-single-word="false"/>
      <style:text-properties fo:font-size="18pt" officeooo:rsid="0004079a" officeooo:paragraph-rsid="000b98d8" style:font-size-asian="18pt" style:font-size-complex="18pt"/>
    </style:style>
    <style:style style:name="P5" style:family="paragraph" style:parent-style-name="Standard">
      <style:paragraph-properties fo:text-align="start" style:justify-single-word="false"/>
      <style:text-properties fo:font-size="14pt" style:text-underline-style="none" fo:font-weight="bold" officeooo:rsid="00053f46" officeooo:paragraph-rsid="000b98d8"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6276f" officeooo:paragraph-rsid="000b98d8"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53f46" officeooo:paragraph-rsid="000b98d8"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0d1359" officeooo:paragraph-rsid="000b98d8"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15a0a" officeooo:paragraph-rsid="000b98d8" style:font-size-asian="14pt" style:font-weight-asian="bold" style:font-size-complex="14pt" style:font-weight-complex="bold"/>
    </style:style>
    <style:style style:name="P10" style:family="paragraph" style:parent-style-name="Standard">
      <style:paragraph-properties fo:text-align="center" style:justify-single-word="false"/>
      <style:text-properties officeooo:paragraph-rsid="00247cdf"/>
    </style:style>
    <style:style style:name="P11" style:family="paragraph" style:parent-style-name="Standard">
      <style:paragraph-properties fo:text-align="start" style:justify-single-word="false"/>
      <style:text-properties fo:font-size="12pt" officeooo:rsid="001c314d" officeooo:paragraph-rsid="001db76d" style:font-size-asian="10.5pt" style:font-size-complex="12pt"/>
    </style:style>
    <style:style style:name="P12" style:family="paragraph" style:parent-style-name="Standard">
      <style:paragraph-properties fo:text-align="start" style:justify-single-word="false"/>
      <style:text-properties fo:font-size="12pt" fo:font-weight="normal" officeooo:rsid="000d1359" officeooo:paragraph-rsid="001c314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df6fb" officeooo:paragraph-rsid="001df6fb" style:font-size-asian="12pt" style:font-weight-asian="normal" style:font-size-complex="12pt" style:font-weight-complex="normal"/>
    </style:style>
    <style:style style:name="T1" style:family="text">
      <style:text-properties fo:font-variant="normal" fo:text-transform="none" fo:color="#000000" loext:opacity="100%" style:text-line-through-style="none" style:text-line-through-type="none" style:font-name="Liberation Serif" fo:font-size="18pt" fo:font-style="normal" style:text-underline-style="none" fo:font-weight="normal" officeooo:rsid="000b98d8" style:text-blinking="false" fo:background-color="transparent" loext:char-shading-value="0" style:font-size-asian="18pt" style:font-size-complex="18pt"/>
    </style:style>
    <style:style style:name="T2" style:family="text">
      <style:text-properties fo:font-size="18pt" officeooo:rsid="0004079a" style:font-size-asian="18pt" style:font-size-complex="18pt"/>
    </style:style>
    <style:style style:name="T3" style:family="text">
      <style:text-properties fo:font-size="18pt" officeooo:rsid="000b98d8" style:font-size-asian="18pt" style:font-size-complex="18pt"/>
    </style:style>
    <style:style style:name="T4" style:family="text">
      <style:text-properties fo:font-size="18pt" officeooo:rsid="001c098f" style:font-size-asian="18pt" style:font-size-complex="18pt"/>
    </style:style>
    <style:style style:name="T5" style:family="text">
      <style:text-properties fo:font-size="18pt" officeooo:rsid="00247cdf" style:font-size-asian="18pt" style:font-size-complex="18pt"/>
    </style:style>
    <style:style style:name="T6" style:family="text">
      <style:text-properties officeooo:rsid="001df6fb"/>
    </style:style>
    <style:style style:name="T7" style:family="text">
      <style:text-properties officeooo:rsid="002492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S</text:span><text:span text:style-name="T4">2</text:span><text:span text:style-name="T2">.0</text:span><text:span text:style-name="T5">4</text:span><text:span text:style-name="T3"> </text:span><text:span text:style-name="T1">Exploitation d’une base de données <text:s/></text:span></text:p>
      <text:p text:style-name="P4"/>
      <text:p text:style-name="P4">_____________________________________________</text:p>
      <text:p text:style-name="P4"/>
      <text:p text:style-name="P4"/>
      <text:p text:style-name="P5">1) Projet et ses objectifs :</text:p>
      <text:p text:style-name="P3"/>
      <text:p text:style-name="P11">Cette SAE <text:span text:style-name="T7">était un projet concernant les bases de données ainsi que la gestion d’un projet. Elle avait pour but d’organisé les données d’une entreprise afin de pouvoir faire des graphiques la concernant, et expliquant les axes d’amélioration du chiffre d’affaire par exemple. Enfin, il y avait une partie lié à l’anglais qui consistait à expliquer ce que l’on a fait en un audio.</text:span></text:p>
      <text:p text:style-name="P6"/>
      <text:p text:style-name="P6">2) Organisation collaborative :</text:p>
      <text:p text:style-name="P7"/>
      <text:p text:style-name="P13">Cette SAE était réalisable en binôme. Il y avait 8 fonctionnalités et nous avons tout deux travaillé sur la moitié d’entre elles. Nous en faisions généralement une sur deux dépendant de la liaison entre les questions. </text:p>
      <text:p text:style-name="P1"/>
      <text:p text:style-name="P1"/>
      <text:p text:style-name="P8">3) Étapes et difficultés :</text:p>
      <text:p text:style-name="P8"/>
      <text:p text:style-name="P2">Le projet était découpé selon moi en <text:span text:style-name="T6">trois</text:span> étapes majeures, <text:span text:style-name="T6">sans compté la première qui consistait à reprendre un ancien tp</text:span> :</text:p>
      <text:p text:style-name="P2"/>
      <text:p text:style-name="P2">- <text:span text:style-name="T6">Les quatre premières fonctionnalités, qui portaient sur de la lecture de fichier dans un programme.</text:span></text:p>
      <text:p text:style-name="P12">- <text:span text:style-name="T6">Les quatre dernières, qui apportaient des améliorations au serveur ainsi qu’un plus large pannel d’utilisation (ajout de la lecture de vidéos, du son, enregistrement de données…)</text:span></text:p>
      <text:p text:style-name="P12">- <text:span text:style-name="T6">format Debian, rendre le programme utilisable sur Linux.</text:span></text:p>
      <text:p text:style-name="P2"/>
      <text:p text:style-name="P13">Cette SAE était vraiment très difficile, je suis peu à l’aise avec les serveurs. Même si la compréhension de ceux-ci à finalement été une réussite, j’ai du faire preuve de beaucoup d’effort de documentation pour réaliser ce projet. De plus, ce que nous avons vu en cours ne nous permettait aucunement de réussir se projet convenablement. Enfin, le tp qui servait de base à été réalisé quelques semaines auparavant et il a fallu se remettre dans le code.</text:p>
      <text:p text:style-name="P1"/>
      <text:p text:style-name="P9"/>
      <text:p text:style-name="P9">4 ) Amélioration pour l’avenir :</text:p>
      <text:p text:style-name="P9"/>
      <text:p text:style-name="P13">Je dois travailler beaucoup plus sur ce genre d’aspect de l’informatique qu’est la gestion de serveurs … Je suis peu à l’aise même si à la fin de ce projet j’ai progressé énormé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3T15:46:55.637000000</meta:creation-date>
    <meta:generator>LibreOffice/7.1.0.3$Windows_X86_64 LibreOffice_project/f6099ecf3d29644b5008cc8f48f42f4a40986e4c</meta:generator>
    <dc:date>2025-06-13T10:51:59.135000000</dc:date>
    <meta:editing-duration>PT1H16M48S</meta:editing-duration>
    <meta:editing-cycles>14</meta:editing-cycles>
    <meta:document-statistic meta:table-count="0" meta:image-count="0" meta:object-count="0" meta:page-count="1" meta:paragraph-count="14" meta:word-count="313" meta:character-count="1900" meta:non-whitespace-character-count="1598"/>
  </office:meta>
</office:document-meta>
</file>